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bdefb"/>
    </style:style>
    <style:style style:name="ce2" style:family="table-cell" style:parent-style-name="Default">
      <style:table-cell-properties fo:background-color="#dcedc8"/>
    </style:style>
    <style:style style:name="ce3" style:family="table-cell" style:parent-style-name="Default">
      <style:table-cell-properties fo:background-color="#fff9c4"/>
    </style:style>
    <style:style style:name="ce4" style:family="table-cell" style:parent-style-name="Default">
      <style:table-cell-properties fo:background-color="#ffccbc"/>
    </style:style>
    <style:style style:name="ce5" style:family="table-cell" style:parent-style-name="Default">
      <style:table-cell-properties fo:background-color="#e1bee7"/>
    </style:style>
    <style:style style:name="ce6" style:family="table-cell" style:parent-style-name="Default" style:data-style-name="N61">
      <style:table-cell-properties fo:background-color="#bbdefb"/>
    </style:style>
    <style:style style:name="ce7" style:family="table-cell" style:parent-style-name="Default" style:data-style-name="N61">
      <style:table-cell-properties fo:background-color="#dcedc8"/>
    </style:style>
    <style:style style:name="ce8" style:family="table-cell" style:parent-style-name="Default" style:data-style-name="N61">
      <style:table-cell-properties fo:background-color="#fff9c4"/>
    </style:style>
    <style:style style:name="ce9" style:family="table-cell" style:parent-style-name="Default" style:data-style-name="N61">
      <style:table-cell-properties fo:background-color="#ffccbc"/>
    </style:style>
    <style:style style:name="ce10" style:family="table-cell" style:parent-style-name="Default" style:data-style-name="N61">
      <style:table-cell-properties fo:background-color="#e1bee7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ull1" table:style-name="ta1">
        <table:table-column table:style-name="co1" table:number-columns-repeated="6" table:default-cell-style-name="ce5"/>
        <table:table-column table:style-name="co1" table:default-cell-style-name="ce10"/>
        <table:table-column table:style-name="co1" table:number-columns-repeated="1017" table:default-cell-style-name="ce5"/>
        <table:table-row table:style-name="ro1"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chrom</text:p>
          </table:table-cell>
          <table:table-cell table:style-name="Default" office:value-type="string" calcext:value-type="string">
            <text:p>window</text:p>
          </table:table-cell>
          <table:table-cell table:style-name="Default" office:value-type="string" calcext:value-type="string">
            <text:p>start_g</text:p>
          </table:table-cell>
          <table:table-cell table:style-name="Default" office:value-type="string" calcext:value-type="string">
            <text:p>end_g</text:p>
          </table:table-cell>
          <table:table-cell table:style-name="Default" office:value-type="string" calcext:value-type="string">
            <text:p>pbs</text:p>
          </table:table-cell>
          <table:table-cell table:style-name="Default" office:value-type="string" calcext:value-type="string">
            <text:p>FDR</text:p>
          </table:table-cell>
          <table:table-cell table:style-name="Default" office:value-type="string" calcext:value-type="string">
            <text:p>fst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domain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string" calcext:value-type="string">
            <text:p>AGAP001358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12832" calcext:value-type="float">
            <text:p>3512832</text:p>
          </table:table-cell>
          <table:table-cell table:style-name="ce1" office:value-type="float" office:value="3567719" calcext:value-type="float">
            <text:p>3567719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zf-RING_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1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68118" calcext:value-type="float">
            <text:p>3568118</text:p>
          </table:table-cell>
          <table:table-cell table:style-name="ce1" office:value-type="float" office:value="3571356" calcext:value-type="float">
            <text:p>3571356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WD repeat-containing protein [Source:VB Community Annotation]</text:p>
          </table:table-cell>
          <table:table-cell table:style-name="ce1" office:value-type="string" calcext:value-type="string">
            <text:p>WD40,DUF3337,WD40,WD40,WD40,WD40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2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71835" calcext:value-type="float">
            <text:p>3571835</text:p>
          </table:table-cell>
          <table:table-cell table:style-name="ce1" office:value-type="float" office:value="3577510" calcext:value-type="float">
            <text:p>3577510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lyadenylation factor subunit 2 [Source:VB Community Annotation]</text:p>
          </table:table-cell>
          <table:table-cell table:style-name="ce1" office:value-type="string" calcext:value-type="string">
            <text:p>WD40,WD40,WD40,WD40,WD40,WD40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3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78169" calcext:value-type="float">
            <text:p>3578169</text:p>
          </table:table-cell>
          <table:table-cell table:style-name="ce1" office:value-type="float" office:value="3580460" calcext:value-type="float">
            <text:p>3580460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cohesin loading complex subunit SCC4 homolog [Source:VB Community Annotation]</text:p>
          </table:table-cell>
          <table:table-cell table:style-name="ce1" office:value-type="string" calcext:value-type="string">
            <text:p>Cohesin_load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4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80984" calcext:value-type="float">
            <text:p>3580984</text:p>
          </table:table-cell>
          <table:table-cell table:style-name="ce1" office:value-type="float" office:value="3581797" calcext:value-type="float">
            <text:p>3581797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Ubiquitin-fold modifier 1 [Source:UniProtKB/Swiss-Prot;Acc:Q7PXE2]</text:p>
          </table:table-cell>
          <table:table-cell table:style-name="ce1" office:value-type="string" calcext:value-type="string">
            <text:p>Ufm1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5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81705" calcext:value-type="float">
            <text:p>3581705</text:p>
          </table:table-cell>
          <table:table-cell table:style-name="ce1" office:value-type="float" office:value="3584603" calcext:value-type="float">
            <text:p>3584603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GD_N,GD_N,Trypsin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6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84942" calcext:value-type="float">
            <text:p>3584942</text:p>
          </table:table-cell>
          <table:table-cell table:style-name="ce1" office:value-type="float" office:value="3587147" calcext:value-type="float">
            <text:p>3587147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GD_N,Trypsin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7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590764" calcext:value-type="float">
            <text:p>3590764</text:p>
          </table:table-cell>
          <table:table-cell table:style-name="ce1" office:value-type="float" office:value="3632244" calcext:value-type="float">
            <text:p>3632244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eta-1,3-glucuronyltransferase [Source:VB Community Annotation]</text:p>
          </table:table-cell>
          <table:table-cell table:style-name="ce1" office:value-type="string" calcext:value-type="string">
            <text:p>Glyco_transf_43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8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563325" calcext:value-type="float">
            <text:p>3563325</text:p>
          </table:table-cell>
          <table:table-cell table:style-name="ce1" office:value-type="float" office:value="3634518" calcext:value-type="float">
            <text:p>3634518</text:p>
          </table:table-cell>
          <table:table-cell table:style-name="ce1" office:value-type="float" office:value="3645862" calcext:value-type="float">
            <text:p>3645862</text:p>
          </table:table-cell>
          <table:table-cell table:style-name="ce1" office:value-type="float" office:value="0.0592912519215299" calcext:value-type="float">
            <text:p>0.05929125192153</text:p>
          </table:table-cell>
          <table:table-cell table:style-name="ce6" office:value-type="float" office:value="0.0000000000000567645264644869" calcext:value-type="float">
            <text:p>5.68E-14</text:p>
          </table:table-cell>
          <table:table-cell table:style-name="ce1" office:value-type="float" office:value="0.0217933336726232" calcext:value-type="float">
            <text:p>0.0217933336726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DDE_Tnp_4,DDE_Tnp_4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GAP001369</text:p>
          </table:table-cell>
          <table:table-cell table:style-name="ce1" office:value-type="string" calcext:value-type="string">
            <text:p>2R</text:p>
          </table:table-cell>
          <table:table-cell table:style-name="ce1" office:value-type="float" office:value="3652270" calcext:value-type="float">
            <text:p>3652270</text:p>
          </table:table-cell>
          <table:table-cell table:style-name="ce1" office:value-type="float" office:value="3648151" calcext:value-type="float">
            <text:p>3648151</text:p>
          </table:table-cell>
          <table:table-cell table:style-name="ce1" office:value-type="float" office:value="3730354" calcext:value-type="float">
            <text:p>3730354</text:p>
          </table:table-cell>
          <table:table-cell table:style-name="ce1" office:value-type="float" office:value="0.0706582288009126" calcext:value-type="float">
            <text:p>0.070658228800913</text:p>
          </table:table-cell>
          <table:table-cell table:style-name="ce6" office:value-type="float" office:value="2.92450498185518E-020" calcext:value-type="float">
            <text:p>2.92E-20</text:p>
          </table:table-cell>
          <table:table-cell table:style-name="ce1" office:value-type="float" office:value="0.0308196295012133" calcext:value-type="float">
            <text:p>0.0308196295012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H3_1,IMD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AGAP010545</text:p>
          </table:table-cell>
          <table:table-cell table:style-name="ce2" office:value-type="string" calcext:value-type="string">
            <text:p>3L</text:p>
          </table:table-cell>
          <table:table-cell table:style-name="ce2" office:value-type="float" office:value="6028612" calcext:value-type="float">
            <text:p>6028612</text:p>
          </table:table-cell>
          <table:table-cell table:style-name="ce2" office:value-type="float" office:value="6057526" calcext:value-type="float">
            <text:p>6057526</text:p>
          </table:table-cell>
          <table:table-cell table:style-name="ce2" office:value-type="float" office:value="6061056" calcext:value-type="float">
            <text:p>6061056</text:p>
          </table:table-cell>
          <table:table-cell table:style-name="ce2" office:value-type="float" office:value="0.0296483190168369" calcext:value-type="float">
            <text:p>0.029648319016837</text:p>
          </table:table-cell>
          <table:table-cell table:style-name="ce7" office:value-type="float" office:value="0.0000907440356480668" calcext:value-type="float">
            <text:p>9.07E-05</text:p>
          </table:table-cell>
          <table:table-cell table:style-name="ce2" office:value-type="float" office:value="0.0055591165472721" calcext:value-type="float">
            <text:p>0.00555911654727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Trypsin,Trypsin,Tryps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GAP028728</text:p>
          </table:table-cell>
          <table:table-cell table:style-name="ce2" office:value-type="string" calcext:value-type="string">
            <text:p>3L</text:p>
          </table:table-cell>
          <table:table-cell table:style-name="ce2" office:value-type="float" office:value="6028612" calcext:value-type="float">
            <text:p>6028612</text:p>
          </table:table-cell>
          <table:table-cell table:style-name="ce2" office:value-type="float" office:value="6061444" calcext:value-type="float">
            <text:p>6061444</text:p>
          </table:table-cell>
          <table:table-cell table:style-name="ce2" office:value-type="float" office:value="6065487" calcext:value-type="float">
            <text:p>6065487</text:p>
          </table:table-cell>
          <table:table-cell table:style-name="ce2" office:value-type="float" office:value="0.0296483190168369" calcext:value-type="float">
            <text:p>0.029648319016837</text:p>
          </table:table-cell>
          <table:table-cell table:style-name="ce7" office:value-type="float" office:value="0.0000907440356480668" calcext:value-type="float">
            <text:p>9.07E-05</text:p>
          </table:table-cell>
          <table:table-cell table:style-name="ce2" office:value-type="float" office:value="0.0055591165472721" calcext:value-type="float">
            <text:p>0.005559116547272</text:p>
          </table:table-cell>
          <table:table-cell table:style-name="ce2" office:value-type="string" calcext:value-type="string">
            <text:p>CLIPE5</text:p>
          </table:table-cell>
          <table:table-cell table:style-name="ce2" office:value-type="string" calcext:value-type="string">
            <text:p>CLIP-domain serine protease [Source:VB Community Annotation]</text:p>
          </table:table-cell>
          <table:table-cell table:style-name="ce2" office:value-type="string" calcext:value-type="string">
            <text:p>Trypsin,Tryps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GAP010655</text:p>
          </table:table-cell>
          <table:table-cell table:style-name="ce2" office:value-type="string" calcext:value-type="string">
            <text:p>3L</text:p>
          </table:table-cell>
          <table:table-cell table:style-name="ce2" office:value-type="float" office:value="8047641" calcext:value-type="float">
            <text:p>8047641</text:p>
          </table:table-cell>
          <table:table-cell table:style-name="ce2" office:value-type="float" office:value="8052264" calcext:value-type="float">
            <text:p>8052264</text:p>
          </table:table-cell>
          <table:table-cell table:style-name="ce2" office:value-type="float" office:value="8083377" calcext:value-type="float">
            <text:p>8083377</text:p>
          </table:table-cell>
          <table:table-cell table:style-name="ce2" office:value-type="float" office:value="0.0325649027233886" calcext:value-type="float">
            <text:p>0.032564902723389</text:p>
          </table:table-cell>
          <table:table-cell table:style-name="ce7" office:value-type="float" office:value="0.00000584662866813768" calcext:value-type="float">
            <text:p>5.85E-06</text:p>
          </table:table-cell>
          <table:table-cell table:style-name="ce2" office:value-type="float" office:value="0.0137711701102411" calcext:value-type="float">
            <text:p>0.01377117011024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ACT_coil_coil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AGAP011972</text:p>
          </table:table-cell>
          <table:table-cell table:style-name="ce3" office:value-type="string" calcext:value-type="string">
            <text:p>3L</text:p>
          </table:table-cell>
          <table:table-cell table:style-name="ce3" office:value-type="float" office:value="35702946" calcext:value-type="float">
            <text:p>35702946</text:p>
          </table:table-cell>
          <table:table-cell table:style-name="ce3" office:value-type="float" office:value="35702128" calcext:value-type="float">
            <text:p>35702128</text:p>
          </table:table-cell>
          <table:table-cell table:style-name="ce3" office:value-type="float" office:value="35705181" calcext:value-type="float">
            <text:p>35705181</text:p>
          </table:table-cell>
          <table:table-cell table:style-name="ce3" office:value-type="float" office:value="0.105259604895858" calcext:value-type="float">
            <text:p>0.105259604895858</text:p>
          </table:table-cell>
          <table:table-cell table:style-name="ce8" office:value-type="float" office:value="1.56141628875345E-074" calcext:value-type="float">
            <text:p>1.56E-74</text:p>
          </table:table-cell>
          <table:table-cell table:style-name="ce3" office:value-type="float" office:value="0.0475384879330936" calcext:value-type="float">
            <text:p>0.04753848793309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Epoxide hydrolase [Source:VB Community Annotation]</text:p>
          </table:table-cell>
          <table:table-cell table:style-name="ce3" office:value-type="string" calcext:value-type="string">
            <text:p>Abhydrolase_1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GAP028030</text:p>
          </table:table-cell>
          <table:table-cell table:style-name="ce3" office:value-type="string" calcext:value-type="string">
            <text:p>3L</text:p>
          </table:table-cell>
          <table:table-cell table:style-name="ce3" office:value-type="float" office:value="35702946" calcext:value-type="float">
            <text:p>35702946</text:p>
          </table:table-cell>
          <table:table-cell table:style-name="ce3" office:value-type="float" office:value="35706915" calcext:value-type="float">
            <text:p>35706915</text:p>
          </table:table-cell>
          <table:table-cell table:style-name="ce3" office:value-type="float" office:value="35711898" calcext:value-type="float">
            <text:p>35711898</text:p>
          </table:table-cell>
          <table:table-cell table:style-name="ce3" office:value-type="float" office:value="0.105259604895858" calcext:value-type="float">
            <text:p>0.105259604895858</text:p>
          </table:table-cell>
          <table:table-cell table:style-name="ce8" office:value-type="float" office:value="1.56141628875345E-074" calcext:value-type="float">
            <text:p>1.56E-74</text:p>
          </table:table-cell>
          <table:table-cell table:style-name="ce3" office:value-type="float" office:value="0.0475384879330936" calcext:value-type="float">
            <text:p>0.047538487933094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TMEM237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GAP011973</text:p>
          </table:table-cell>
          <table:table-cell table:style-name="ce3" office:value-type="string" calcext:value-type="string">
            <text:p>3L</text:p>
          </table:table-cell>
          <table:table-cell table:style-name="ce3" office:value-type="float" office:value="35702946" calcext:value-type="float">
            <text:p>35702946</text:p>
          </table:table-cell>
          <table:table-cell table:style-name="ce3" office:value-type="float" office:value="35713447" calcext:value-type="float">
            <text:p>35713447</text:p>
          </table:table-cell>
          <table:table-cell table:style-name="ce3" office:value-type="float" office:value="35714541" calcext:value-type="float">
            <text:p>35714541</text:p>
          </table:table-cell>
          <table:table-cell table:style-name="ce3" office:value-type="float" office:value="0.105259604895858" calcext:value-type="float">
            <text:p>0.105259604895858</text:p>
          </table:table-cell>
          <table:table-cell table:style-name="ce8" office:value-type="float" office:value="1.56141628875345E-074" calcext:value-type="float">
            <text:p>1.56E-74</text:p>
          </table:table-cell>
          <table:table-cell table:style-name="ce3" office:value-type="float" office:value="0.0475384879330936" calcext:value-type="float">
            <text:p>0.04753848793309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NA-directed RNA polymerase III subunit RPC6 [Source:VB Community Annotation]</text:p>
          </table:table-cell>
          <table:table-cell table:style-name="ce3" office:value-type="string" calcext:value-type="string">
            <text:p>RNA_pol_Rpc34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GAP011974</text:p>
          </table:table-cell>
          <table:table-cell table:style-name="ce3" office:value-type="string" calcext:value-type="string">
            <text:p>3L</text:p>
          </table:table-cell>
          <table:table-cell table:style-name="ce3" office:value-type="float" office:value="35702946" calcext:value-type="float">
            <text:p>35702946</text:p>
          </table:table-cell>
          <table:table-cell table:style-name="ce3" office:value-type="float" office:value="35714877" calcext:value-type="float">
            <text:p>35714877</text:p>
          </table:table-cell>
          <table:table-cell table:style-name="ce3" office:value-type="float" office:value="35717719" calcext:value-type="float">
            <text:p>35717719</text:p>
          </table:table-cell>
          <table:table-cell table:style-name="ce3" office:value-type="float" office:value="0.105259604895858" calcext:value-type="float">
            <text:p>0.105259604895858</text:p>
          </table:table-cell>
          <table:table-cell table:style-name="ce8" office:value-type="float" office:value="1.56141628875345E-074" calcext:value-type="float">
            <text:p>1.56E-74</text:p>
          </table:table-cell>
          <table:table-cell table:style-name="ce3" office:value-type="float" office:value="0.0475384879330936" calcext:value-type="float">
            <text:p>0.047538487933094</text:p>
          </table:table-cell>
          <table:table-cell table:style-name="ce3" office:value-type="string" calcext:value-type="string">
            <text:p>SCRC1</text:p>
          </table:table-cell>
          <table:table-cell table:style-name="ce3" office:value-type="string" calcext:value-type="string">
            <text:p>Class C Scavenger Receptor (Sushi/SCR/CCP and Somatomedin B domains). [Source:VB Community Annotation]</text:p>
          </table:table-cell>
          <table:table-cell table:style-name="ce3" office:value-type="string" calcext:value-type="string">
            <text:p>Somatomedin_B,Sushi,MAM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GAP011975</text:p>
          </table:table-cell>
          <table:table-cell table:style-name="ce3" office:value-type="string" calcext:value-type="string">
            <text:p>3L</text:p>
          </table:table-cell>
          <table:table-cell table:style-name="ce3" office:value-type="float" office:value="35702946" calcext:value-type="float">
            <text:p>35702946</text:p>
          </table:table-cell>
          <table:table-cell table:style-name="ce3" office:value-type="float" office:value="35717978" calcext:value-type="float">
            <text:p>35717978</text:p>
          </table:table-cell>
          <table:table-cell table:style-name="ce3" office:value-type="float" office:value="35720109" calcext:value-type="float">
            <text:p>35720109</text:p>
          </table:table-cell>
          <table:table-cell table:style-name="ce3" office:value-type="float" office:value="0.105259604895858" calcext:value-type="float">
            <text:p>0.105259604895858</text:p>
          </table:table-cell>
          <table:table-cell table:style-name="ce8" office:value-type="float" office:value="1.56141628875345E-074" calcext:value-type="float">
            <text:p>1.56E-74</text:p>
          </table:table-cell>
          <table:table-cell table:style-name="ce3" office:value-type="float" office:value="0.0475384879330936" calcext:value-type="float">
            <text:p>0.04753848793309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fm1-specific protease 2 [Source:VB Community Annotation]</text:p>
          </table:table-cell>
          <table:table-cell table:style-name="ce3" office:value-type="string" calcext:value-type="string">
            <text:p>Peptidase_C7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GAP028193</text:p>
          </table:table-cell>
          <table:table-cell table:style-name="ce3" office:value-type="string" calcext:value-type="string">
            <text:p>3L</text:p>
          </table:table-cell>
          <table:table-cell table:style-name="ce3" office:value-type="float" office:value="35702946" calcext:value-type="float">
            <text:p>35702946</text:p>
          </table:table-cell>
          <table:table-cell table:style-name="ce3" office:value-type="float" office:value="35722320" calcext:value-type="float">
            <text:p>35722320</text:p>
          </table:table-cell>
          <table:table-cell table:style-name="ce3" office:value-type="float" office:value="35724163" calcext:value-type="float">
            <text:p>35724163</text:p>
          </table:table-cell>
          <table:table-cell table:style-name="ce3" office:value-type="float" office:value="0.105259604895858" calcext:value-type="float">
            <text:p>0.105259604895858</text:p>
          </table:table-cell>
          <table:table-cell table:style-name="ce8" office:value-type="float" office:value="1.56141628875345E-074" calcext:value-type="float">
            <text:p>1.56E-74</text:p>
          </table:table-cell>
          <table:table-cell table:style-name="ce3" office:value-type="float" office:value="0.0475384879330936" calcext:value-type="float">
            <text:p>0.047538487933094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BM_14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GAP011976</text:p>
          </table:table-cell>
          <table:table-cell table:style-name="ce3" office:value-type="string" calcext:value-type="string">
            <text:p>3L</text:p>
          </table:table-cell>
          <table:table-cell table:style-name="ce3" office:value-type="float" office:value="35726230" calcext:value-type="float">
            <text:p>35726230</text:p>
          </table:table-cell>
          <table:table-cell table:style-name="ce3" office:value-type="float" office:value="35726987" calcext:value-type="float">
            <text:p>35726987</text:p>
          </table:table-cell>
          <table:table-cell table:style-name="ce3" office:value-type="float" office:value="35728695" calcext:value-type="float">
            <text:p>35728695</text:p>
          </table:table-cell>
          <table:table-cell table:style-name="ce3" office:value-type="float" office:value="0.0463615931066155" calcext:value-type="float">
            <text:p>0.046361593106616</text:p>
          </table:table-cell>
          <table:table-cell table:style-name="ce8" office:value-type="float" office:value="0.000000000000301154711504851" calcext:value-type="float">
            <text:p>3.01E-13</text:p>
          </table:table-cell>
          <table:table-cell table:style-name="ce3" office:value-type="float" office:value="0.0162258907717107" calcext:value-type="float">
            <text:p>0.016225890771711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BM_14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GAP011977</text:p>
          </table:table-cell>
          <table:table-cell table:style-name="ce3" office:value-type="string" calcext:value-type="string">
            <text:p>3L</text:p>
          </table:table-cell>
          <table:table-cell table:style-name="ce3" office:value-type="float" office:value="35726230" calcext:value-type="float">
            <text:p>35726230</text:p>
          </table:table-cell>
          <table:table-cell table:style-name="ce3" office:value-type="float" office:value="35732988" calcext:value-type="float">
            <text:p>35732988</text:p>
          </table:table-cell>
          <table:table-cell table:style-name="ce3" office:value-type="float" office:value="35734762" calcext:value-type="float">
            <text:p>35734762</text:p>
          </table:table-cell>
          <table:table-cell table:style-name="ce3" office:value-type="float" office:value="0.0463615931066155" calcext:value-type="float">
            <text:p>0.046361593106616</text:p>
          </table:table-cell>
          <table:table-cell table:style-name="ce8" office:value-type="float" office:value="0.000000000000301154711504851" calcext:value-type="float">
            <text:p>3.01E-13</text:p>
          </table:table-cell>
          <table:table-cell table:style-name="ce3" office:value-type="float" office:value="0.0162258907717107" calcext:value-type="float">
            <text:p>0.016225890771711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Glyco_hydro_18</text:p>
          </table:table-cell>
          <table:table-cell table:style-name="ce3" table:number-columns-repeated="1013"/>
        </table:table-row>
        <table:table-row table:style-name="ro1">
          <table:table-cell table:style-name="ce4" office:value-type="string" calcext:value-type="string">
            <text:p>AGAP028730</text:p>
          </table:table-cell>
          <table:table-cell table:style-name="ce4" office:value-type="string" calcext:value-type="string">
            <text:p>3R</text:p>
          </table:table-cell>
          <table:table-cell table:style-name="ce4" office:value-type="float" office:value="45671427" calcext:value-type="float">
            <text:p>45671427</text:p>
          </table:table-cell>
          <table:table-cell table:style-name="ce4" office:value-type="float" office:value="45662071" calcext:value-type="float">
            <text:p>45662071</text:p>
          </table:table-cell>
          <table:table-cell table:style-name="ce4" office:value-type="float" office:value="45712735" calcext:value-type="float">
            <text:p>45712735</text:p>
          </table:table-cell>
          <table:table-cell table:style-name="ce4" office:value-type="float" office:value="0.0259892694217987" calcext:value-type="float">
            <text:p>0.025989269421799</text:p>
          </table:table-cell>
          <table:table-cell table:style-name="ce4" office:value-type="float" office:value="0.000103531675177856" calcext:value-type="float">
            <text:p>0.000103531675178</text:p>
          </table:table-cell>
          <table:table-cell table:style-name="ce4" office:value-type="float" office:value="0.00943195623193793" calcext:value-type="float">
            <text:p>0.00943195623193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ankyrin [Source:VB Community Annotation]</text:p>
          </table:table-cell>
          <table:table-cell table:style-name="ce4" office:value-type="string" calcext:value-type="string">
            <text:p>Ank_2,Ank_2,Ank_2,Ank,Ank_4,Death,Ank,Ank_2,ZU5,Ank_2,Ank_2,Ank_2,ZU5,Ank_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AGAP010095</text:p>
          </table:table-cell>
          <table:table-cell table:style-name="ce4" office:value-type="string" calcext:value-type="string">
            <text:p>3R</text:p>
          </table:table-cell>
          <table:table-cell table:style-name="ce4" office:value-type="float" office:value="49020458" calcext:value-type="float">
            <text:p>49020458</text:p>
          </table:table-cell>
          <table:table-cell table:style-name="ce4" office:value-type="float" office:value="49072001" calcext:value-type="float">
            <text:p>49072001</text:p>
          </table:table-cell>
          <table:table-cell table:style-name="ce4" office:value-type="float" office:value="49072921" calcext:value-type="float">
            <text:p>49072921</text:p>
          </table:table-cell>
          <table:table-cell table:style-name="ce4" office:value-type="float" office:value="0.027958562636032" calcext:value-type="float">
            <text:p>0.027958562636032</text:p>
          </table:table-cell>
          <table:table-cell table:style-name="ce9" office:value-type="float" office:value="0.0000123907662802486" calcext:value-type="float">
            <text:p>1.24E-05</text:p>
          </table:table-cell>
          <table:table-cell table:style-name="ce4" office:value-type="float" office:value="0.00464605327911703" calcext:value-type="float">
            <text:p>0.004646053279117</text:p>
          </table:table-cell>
          <table:table-cell table:style-name="ce4" office:value-type="string" calcext:value-type="string">
            <text:p>CPR82</text:p>
          </table:table-cell>
          <table:table-cell table:style-name="ce4" office:value-type="string" calcext:value-type="string">
            <text:p>cuticular protein RR-2 family 82 [Source:VB Community Annotation]</text:p>
          </table:table-cell>
          <table:table-cell table:style-name="ce4" office:value-type="string" calcext:value-type="string">
            <text:p>Chitin_bind_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AGAP010096</text:p>
          </table:table-cell>
          <table:table-cell table:style-name="ce4" office:value-type="string" calcext:value-type="string">
            <text:p>3R</text:p>
          </table:table-cell>
          <table:table-cell table:style-name="ce4" office:value-type="float" office:value="49020458" calcext:value-type="float">
            <text:p>49020458</text:p>
          </table:table-cell>
          <table:table-cell table:style-name="ce4" office:value-type="float" office:value="49107506" calcext:value-type="float">
            <text:p>49107506</text:p>
          </table:table-cell>
          <table:table-cell table:style-name="ce4" office:value-type="float" office:value="49111119" calcext:value-type="float">
            <text:p>49111119</text:p>
          </table:table-cell>
          <table:table-cell table:style-name="ce4" office:value-type="float" office:value="0.027958562636032" calcext:value-type="float">
            <text:p>0.027958562636032</text:p>
          </table:table-cell>
          <table:table-cell table:style-name="ce9" office:value-type="float" office:value="0.0000123907662802486" calcext:value-type="float">
            <text:p>1.24E-05</text:p>
          </table:table-cell>
          <table:table-cell table:style-name="ce4" office:value-type="float" office:value="0.00464605327911703" calcext:value-type="float">
            <text:p>0.00464605327911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office:value-type="string" calcext:value-type="string">
            <text:p>Glyco_transf_92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GAP000801</text:p>
          </table:table-cell>
          <table:table-cell office:value-type="string" calcext:value-type="string">
            <text:p>X</text:p>
          </table:table-cell>
          <table:table-cell office:value-type="float" office:value="14707911" calcext:value-type="float">
            <text:p>14707911</text:p>
          </table:table-cell>
          <table:table-cell office:value-type="float" office:value="14618213" calcext:value-type="float">
            <text:p>14618213</text:p>
          </table:table-cell>
          <table:table-cell office:value-type="float" office:value="14733582" calcext:value-type="float">
            <text:p>14733582</text:p>
          </table:table-cell>
          <table:table-cell office:value-type="float" office:value="0.0600264403217333" calcext:value-type="float">
            <text:p>0.060026440321733</text:p>
          </table:table-cell>
          <table:table-cell office:value-type="float" office:value="0.0000000609647652873454" calcext:value-type="float">
            <text:p>6.10E-08</text:p>
          </table:table-cell>
          <table:table-cell office:value-type="float" office:value="0.0352964561454537" calcext:value-type="float">
            <text:p>0.035296456145454</text:p>
          </table:table-cell>
          <table:table-cell office:value-type="string" calcext:value-type="string">
            <text:p>GLURIIb</text:p>
          </table:table-cell>
          <table:table-cell office:value-type="string" calcext:value-type="string">
            <text:p>ionotropic receptor GLURIIb [Source:VB Community Annotation]</text:p>
          </table:table-cell>
          <table:table-cell office:value-type="string" calcext:value-type="string">
            <text:p>ANF_receptor,ANF_receptor,Lig_chan-Glu_bd,Lig_chan-Glu_bd,Lig_chan,Lig_ch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3</text:p>
          </table:table-cell>
          <table:table-cell office:value-type="string" calcext:value-type="string">
            <text:p>X</text:p>
          </table:table-cell>
          <table:table-cell office:value-type="float" office:value="14707911" calcext:value-type="float">
            <text:p>14707911</text:p>
          </table:table-cell>
          <table:table-cell office:value-type="float" office:value="14738910" calcext:value-type="float">
            <text:p>14738910</text:p>
          </table:table-cell>
          <table:table-cell office:value-type="float" office:value="14744472" calcext:value-type="float">
            <text:p>14744472</text:p>
          </table:table-cell>
          <table:table-cell office:value-type="float" office:value="0.0600264403217333" calcext:value-type="float">
            <text:p>0.060026440321733</text:p>
          </table:table-cell>
          <table:table-cell office:value-type="float" office:value="0.0000000609647652873454" calcext:value-type="float">
            <text:p>6.10E-08</text:p>
          </table:table-cell>
          <table:table-cell office:value-type="float" office:value="0.0352964561454537" calcext:value-type="float">
            <text:p>0.035296456145454</text:p>
          </table:table-cell>
          <table:table-cell office:value-type="string" calcext:value-type="string">
            <text:p>GLURIIa</text:p>
          </table:table-cell>
          <table:table-cell office:value-type="string" calcext:value-type="string">
            <text:p>ionotropic receptor GLURIIa [Source:VB Community Annotation]</text:p>
          </table:table-cell>
          <table:table-cell office:value-type="string" calcext:value-type="string">
            <text:p>ANF_receptor,Lig_chan-Glu_bd,Lig_ch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4</text:p>
          </table:table-cell>
          <table:table-cell office:value-type="string" calcext:value-type="string">
            <text:p>X</text:p>
          </table:table-cell>
          <table:table-cell office:value-type="float" office:value="14707911" calcext:value-type="float">
            <text:p>14707911</text:p>
          </table:table-cell>
          <table:table-cell office:value-type="float" office:value="14745061" calcext:value-type="float">
            <text:p>14745061</text:p>
          </table:table-cell>
          <table:table-cell office:value-type="float" office:value="14749716" calcext:value-type="float">
            <text:p>14749716</text:p>
          </table:table-cell>
          <table:table-cell office:value-type="float" office:value="0.0600264403217333" calcext:value-type="float">
            <text:p>0.060026440321733</text:p>
          </table:table-cell>
          <table:table-cell office:value-type="float" office:value="0.0000000609647652873454" calcext:value-type="float">
            <text:p>6.10E-08</text:p>
          </table:table-cell>
          <table:table-cell office:value-type="float" office:value="0.0352964561454537" calcext:value-type="float">
            <text:p>0.035296456145454</text:p>
          </table:table-cell>
          <table:table-cell office:value-type="string" calcext:value-type="string">
            <text:p>GPXH2</text:p>
          </table:table-cell>
          <table:table-cell office:value-type="string" calcext:value-type="string">
            <text:p>glutathione peroxidase 2 [Source:VB Community Annotation]</text:p>
          </table:table-cell>
          <table:table-cell office:value-type="string" calcext:value-type="string">
            <text:p>GSHP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5</text:p>
          </table:table-cell>
          <table:table-cell office:value-type="string" calcext:value-type="string">
            <text:p>X</text:p>
          </table:table-cell>
          <table:table-cell office:value-type="float" office:value="14753965" calcext:value-type="float">
            <text:p>14753965</text:p>
          </table:table-cell>
          <table:table-cell office:value-type="float" office:value="14756843" calcext:value-type="float">
            <text:p>14756843</text:p>
          </table:table-cell>
          <table:table-cell office:value-type="float" office:value="14758303" calcext:value-type="float">
            <text:p>14758303</text:p>
          </table:table-cell>
          <table:table-cell office:value-type="float" office:value="0.0663637374618263" calcext:value-type="float">
            <text:p>0.066363737461826</text:p>
          </table:table-cell>
          <table:table-cell office:value-type="float" office:value="0.000000000571353930518089" calcext:value-type="float">
            <text:p>5.71E-10</text:p>
          </table:table-cell>
          <table:table-cell office:value-type="float" office:value="0.0345920784710561" calcext:value-type="float">
            <text:p>0.034592078471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TB/POZ domain-containing protein KCTD16 [Source:VB Community Annotation]</text:p>
          </table:table-cell>
          <table:table-cell office:value-type="string" calcext:value-type="string">
            <text:p>BTB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6</text:p>
          </table:table-cell>
          <table:table-cell office:value-type="string" calcext:value-type="string">
            <text:p>X</text:p>
          </table:table-cell>
          <table:table-cell office:value-type="float" office:value="14753965" calcext:value-type="float">
            <text:p>14753965</text:p>
          </table:table-cell>
          <table:table-cell office:value-type="float" office:value="14770308" calcext:value-type="float">
            <text:p>14770308</text:p>
          </table:table-cell>
          <table:table-cell office:value-type="float" office:value="14771754" calcext:value-type="float">
            <text:p>14771754</text:p>
          </table:table-cell>
          <table:table-cell office:value-type="float" office:value="0.0663637374618263" calcext:value-type="float">
            <text:p>0.066363737461826</text:p>
          </table:table-cell>
          <table:table-cell office:value-type="float" office:value="0.000000000571353930518089" calcext:value-type="float">
            <text:p>5.71E-10</text:p>
          </table:table-cell>
          <table:table-cell office:value-type="float" office:value="0.0345920784710561" calcext:value-type="float">
            <text:p>0.034592078471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giopoietin-like 1 [Source:VB Community Annotation]</text:p>
          </table:table-cell>
          <table:table-cell office:value-type="string" calcext:value-type="string">
            <text:p>Fibrinogen_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7</text:p>
          </table:table-cell>
          <table:table-cell office:value-type="string" calcext:value-type="string">
            <text:p>X</text:p>
          </table:table-cell>
          <table:table-cell office:value-type="float" office:value="14799084" calcext:value-type="float">
            <text:p>14799084</text:p>
          </table:table-cell>
          <table:table-cell office:value-type="float" office:value="14803452" calcext:value-type="float">
            <text:p>14803452</text:p>
          </table:table-cell>
          <table:table-cell office:value-type="float" office:value="14825980" calcext:value-type="float">
            <text:p>14825980</text:p>
          </table:table-cell>
          <table:table-cell office:value-type="float" office:value="0.0543112317416411" calcext:value-type="float">
            <text:p>0.054311231741641</text:p>
          </table:table-cell>
          <table:table-cell office:value-type="float" office:value="0.00000257636690316915" calcext:value-type="float">
            <text:p>2.58E-06</text:p>
          </table:table-cell>
          <table:table-cell office:value-type="float" office:value="0.0365507801665769" calcext:value-type="float">
            <text:p>0.0365507801665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lix-loop-helix transcription factor [Source:VB Community Annotation]</text:p>
          </table:table-cell>
          <table:table-cell office:value-type="string" calcext:value-type="string">
            <text:p>MITF_TFEB_C_3_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8</text:p>
          </table:table-cell>
          <table:table-cell office:value-type="string" calcext:value-type="string">
            <text:p>X</text:p>
          </table:table-cell>
          <table:table-cell office:value-type="float" office:value="14799084" calcext:value-type="float">
            <text:p>14799084</text:p>
          </table:table-cell>
          <table:table-cell office:value-type="float" office:value="14828247" calcext:value-type="float">
            <text:p>14828247</text:p>
          </table:table-cell>
          <table:table-cell office:value-type="float" office:value="14830147" calcext:value-type="float">
            <text:p>14830147</text:p>
          </table:table-cell>
          <table:table-cell office:value-type="float" office:value="0.0543112317416411" calcext:value-type="float">
            <text:p>0.054311231741641</text:p>
          </table:table-cell>
          <table:table-cell office:value-type="float" office:value="0.00000257636690316915" calcext:value-type="float">
            <text:p>2.58E-06</text:p>
          </table:table-cell>
          <table:table-cell office:value-type="float" office:value="0.0365507801665769" calcext:value-type="float">
            <text:p>0.0365507801665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NA damage-regulated autophagy modulator protein 2 [Source:VB Community Annotation]</text:p>
          </table:table-cell>
          <table:table-cell office:value-type="string" calcext:value-type="string">
            <text:p>Frag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09</text:p>
          </table:table-cell>
          <table:table-cell office:value-type="string" calcext:value-type="string">
            <text:p>X</text:p>
          </table:table-cell>
          <table:table-cell office:value-type="float" office:value="14799084" calcext:value-type="float">
            <text:p>14799084</text:p>
          </table:table-cell>
          <table:table-cell office:value-type="float" office:value="14838271" calcext:value-type="float">
            <text:p>14838271</text:p>
          </table:table-cell>
          <table:table-cell office:value-type="float" office:value="14839995" calcext:value-type="float">
            <text:p>14839995</text:p>
          </table:table-cell>
          <table:table-cell office:value-type="float" office:value="0.0543112317416411" calcext:value-type="float">
            <text:p>0.054311231741641</text:p>
          </table:table-cell>
          <table:table-cell office:value-type="float" office:value="0.00000257636690316915" calcext:value-type="float">
            <text:p>2.58E-06</text:p>
          </table:table-cell>
          <table:table-cell office:value-type="float" office:value="0.0365507801665769" calcext:value-type="float">
            <text:p>0.0365507801665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oteasome 26S non-ATPase subunit 10 [Source:VB Community Annotation]</text:p>
          </table:table-cell>
          <table:table-cell office:value-type="string" calcext:value-type="string">
            <text:p>Ank_2,Ank_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10</text:p>
          </table:table-cell>
          <table:table-cell office:value-type="string" calcext:value-type="string">
            <text:p>X</text:p>
          </table:table-cell>
          <table:table-cell office:value-type="float" office:value="14849825" calcext:value-type="float">
            <text:p>14849825</text:p>
          </table:table-cell>
          <table:table-cell office:value-type="float" office:value="14841697" calcext:value-type="float">
            <text:p>14841697</text:p>
          </table:table-cell>
          <table:table-cell office:value-type="float" office:value="14871886" calcext:value-type="float">
            <text:p>14871886</text:p>
          </table:table-cell>
          <table:table-cell office:value-type="float" office:value="0.087241376566372" calcext:value-type="float">
            <text:p>0.087241376566372</text:p>
          </table:table-cell>
          <table:table-cell office:value-type="float" office:value="5.46928476474927E-018" calcext:value-type="float">
            <text:p>5.47E-18</text:p>
          </table:table-cell>
          <table:table-cell office:value-type="float" office:value="0.0564988685874384" calcext:value-type="float">
            <text:p>0.05649886858743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k_2,Ank_2,LRR_8,LRR_4,Roc,COR,Pkin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12</text:p>
          </table:table-cell>
          <table:table-cell office:value-type="string" calcext:value-type="string">
            <text:p>X</text:p>
          </table:table-cell>
          <table:table-cell office:value-type="float" office:value="14849825" calcext:value-type="float">
            <text:p>14849825</text:p>
          </table:table-cell>
          <table:table-cell office:value-type="float" office:value="14888685" calcext:value-type="float">
            <text:p>14888685</text:p>
          </table:table-cell>
          <table:table-cell office:value-type="float" office:value="14897448" calcext:value-type="float">
            <text:p>14897448</text:p>
          </table:table-cell>
          <table:table-cell office:value-type="float" office:value="0.087241376566372" calcext:value-type="float">
            <text:p>0.087241376566372</text:p>
          </table:table-cell>
          <table:table-cell office:value-type="float" office:value="5.46928476474927E-018" calcext:value-type="float">
            <text:p>5.47E-18</text:p>
          </table:table-cell>
          <table:table-cell office:value-type="float" office:value="0.0564988685874384" calcext:value-type="float">
            <text:p>0.056498868587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lcium binding protein [Source:VB Community Annotation]</text:p>
          </table:table-cell>
          <table:table-cell office:value-type="string" calcext:value-type="string">
            <text:p>Mo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P000813</text:p>
          </table:table-cell>
          <table:table-cell office:value-type="string" calcext:value-type="string">
            <text:p>X</text:p>
          </table:table-cell>
          <table:table-cell office:value-type="float" office:value="14849825" calcext:value-type="float">
            <text:p>14849825</text:p>
          </table:table-cell>
          <table:table-cell office:value-type="float" office:value="14912127" calcext:value-type="float">
            <text:p>14912127</text:p>
          </table:table-cell>
          <table:table-cell office:value-type="float" office:value="14913229" calcext:value-type="float">
            <text:p>14913229</text:p>
          </table:table-cell>
          <table:table-cell office:value-type="float" office:value="0.087241376566372" calcext:value-type="float">
            <text:p>0.087241376566372</text:p>
          </table:table-cell>
          <table:table-cell office:value-type="float" office:value="5.46928476474927E-018" calcext:value-type="float">
            <text:p>5.47E-18</text:p>
          </table:table-cell>
          <table:table-cell office:value-type="float" office:value="0.0564988685874384" calcext:value-type="float">
            <text:p>0.0564988685874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ataxin homolog, mitochondrial [Source:VB Community Annotation]</text:p>
          </table:table-cell>
          <table:table-cell office:value-type="string" calcext:value-type="string">
            <text:p>Frataxin_Cyay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Full1.A1:Full1.K36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vi </meta:initial-creator>
    <meta:creation-date>2020-09-17T11:42:56.360798119</meta:creation-date>
    <dc:date>2020-09-17T13:09:12.476216937</dc:date>
    <dc:creator>Xavi </dc:creator>
    <meta:editing-duration>PT1H5M55S</meta:editing-duration>
    <meta:editing-cycles>1</meta:editing-cycles>
    <meta:document-statistic meta:table-count="1" meta:cell-count="396" meta:object-count="0"/>
    <meta:generator>LibreOffice/6.4.5.2$Linux_X86_64 LibreOffice_project/40$Build-2</meta:generator>
  </office:meta>
</office:document-meta>
</file>